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19mm"/>
    </style:style>
    <style:style style:name="co3" style:family="table-column">
      <style:table-column-properties fo:break-before="auto" style:column-width="22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9.93mm" svg:height="89.97mm" svg:x="103.14mm" svg:y="10.54mm">
            <draw:object draw:notify-on-update-of-ranges="Feuille1.D1:Feuille1.D1 Feuille1.D2:Feuille1.D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4095-percenti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-3+((5-(-3))*[.A2]/100)" office:value-type="float" office:value="-3" calcext:value-type="float">
            <text:p>-3</text:p>
          </table:table-cell>
          <table:table-cell table:formula="of:=2*EXP(-1*([.B2]^2))+2*EXP(-1*([.B2]-2)^2)-EXP(-1*([.B2]-1)^2)" office:value-type="float" office:value="0.000246707100774528" calcext:value-type="float">
            <text:p>0,000246707100775</text:p>
          </table:table-cell>
          <table:table-cell table:formula="of:=ROUNDDOWN(4095/1.72*[.C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-3+((5-(-3))*[.A3]/100)" office:value-type="float" office:value="-2.92" calcext:value-type="float">
            <text:p>-2,92</text:p>
          </table:table-cell>
          <table:table-cell table:formula="of:=2*EXP(-1*([.B3]^2))+2*EXP(-1*([.B3]-2)^2)-EXP(-1*([.B3]-1)^2)" office:value-type="float" office:value="0.000396122179869539" calcext:value-type="float">
            <text:p>0,00039612217987</text:p>
          </table:table-cell>
          <table:table-cell table:formula="of:=ROUNDDOWN(4095/1.72*[.C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-3+((5-(-3))*[.A4]/100)" office:value-type="float" office:value="-2.84" calcext:value-type="float">
            <text:p>-2,84</text:p>
          </table:table-cell>
          <table:table-cell table:formula="of:=2*EXP(-1*([.B4]^2))+2*EXP(-1*([.B4]-2)^2)-EXP(-1*([.B4]-1)^2)" office:value-type="float" office:value="0.000627930735055668" calcext:value-type="float">
            <text:p>0,000627930735056</text:p>
          </table:table-cell>
          <table:table-cell table:formula="of:=ROUNDDOWN(4095/1.72*[.C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-3+((5-(-3))*[.A5]/100)" office:value-type="float" office:value="-2.76" calcext:value-type="float">
            <text:p>-2,76</text:p>
          </table:table-cell>
          <table:table-cell table:formula="of:=2*EXP(-1*([.B5]^2))+2*EXP(-1*([.B5]-2)^2)-EXP(-1*([.B5]-1)^2)" office:value-type="float" office:value="0.000982716746464146" calcext:value-type="float">
            <text:p>0,000982716746464</text:p>
          </table:table-cell>
          <table:table-cell table:formula="of:=ROUNDDOWN(4095/1.72*[.C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-3+((5-(-3))*[.A6]/100)" office:value-type="float" office:value="-2.68" calcext:value-type="float">
            <text:p>-2,68</text:p>
          </table:table-cell>
          <table:table-cell table:formula="of:=2*EXP(-1*([.B6]^2))+2*EXP(-1*([.B6]-2)^2)-EXP(-1*([.B6]-1)^2)" office:value-type="float" office:value="0.0015183706319333" calcext:value-type="float">
            <text:p>0,001518370631933</text:p>
          </table:table-cell>
          <table:table-cell table:formula="of:=ROUNDDOWN(4095/1.72*[.C6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3+((5-(-3))*[.A7]/100)" office:value-type="float" office:value="-2.6" calcext:value-type="float">
            <text:p>-2,6</text:p>
          </table:table-cell>
          <table:table-cell table:formula="of:=2*EXP(-1*([.B7]^2))+2*EXP(-1*([.B7]-2)^2)-EXP(-1*([.B7]-1)^2)" office:value-type="float" office:value="0.00231610706489553" calcext:value-type="float">
            <text:p>0,002316107064896</text:p>
          </table:table-cell>
          <table:table-cell table:formula="of:=ROUNDDOWN(4095/1.72*[.C7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-3+((5-(-3))*[.A8]/100)" office:value-type="float" office:value="-2.52" calcext:value-type="float">
            <text:p>-2,52</text:p>
          </table:table-cell>
          <table:table-cell table:formula="of:=2*EXP(-1*([.B8]^2))+2*EXP(-1*([.B8]-2)^2)-EXP(-1*([.B8]-1)^2)" office:value-type="float" office:value="0.00348794151722897" calcext:value-type="float">
            <text:p>0,003487941517229</text:p>
          </table:table-cell>
          <table:table-cell table:formula="of:=ROUNDDOWN(4095/1.72*[.C8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-3+((5-(-3))*[.A9]/100)" office:value-type="float" office:value="-2.44" calcext:value-type="float">
            <text:p>-2,44</text:p>
          </table:table-cell>
          <table:table-cell table:formula="of:=2*EXP(-1*([.B9]^2))+2*EXP(-1*([.B9]-2)^2)-EXP(-1*([.B9]-1)^2)" office:value-type="float" office:value="0.00518570161176265" calcext:value-type="float">
            <text:p>0,005185701611763</text:p>
          </table:table-cell>
          <table:table-cell table:formula="of:=ROUNDDOWN(4095/1.72*[.C9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-3+((5-(-3))*[.A10]/100)" office:value-type="float" office:value="-2.36" calcext:value-type="float">
            <text:p>-2,36</text:p>
          </table:table-cell>
          <table:table-cell table:formula="of:=2*EXP(-1*([.B10]^2))+2*EXP(-1*([.B10]-2)^2)-EXP(-1*([.B10]-1)^2)" office:value-type="float" office:value="0.00761151868369467" calcext:value-type="float">
            <text:p>0,007611518683695</text:p>
          </table:table-cell>
          <table:table-cell table:formula="of:=ROUNDDOWN(4095/1.72*[.C10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-3+((5-(-3))*[.A11]/100)" office:value-type="float" office:value="-2.28" calcext:value-type="float">
            <text:p>-2,28</text:p>
          </table:table-cell>
          <table:table-cell table:formula="of:=2*EXP(-1*([.B11]^2))+2*EXP(-1*([.B11]-2)^2)-EXP(-1*([.B11]-1)^2)" office:value-type="float" office:value="0.0110295521101293" calcext:value-type="float">
            <text:p>0,011029552110129</text:p>
          </table:table-cell>
          <table:table-cell table:formula="of:=ROUNDDOWN(4095/1.72*[.C11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-3+((5-(-3))*[.A12]/100)" office:value-type="float" office:value="-2.2" calcext:value-type="float">
            <text:p>-2,2</text:p>
          </table:table-cell>
          <table:table-cell table:formula="of:=2*EXP(-1*([.B12]^2))+2*EXP(-1*([.B12]-2)^2)-EXP(-1*([.B12]-1)^2)" office:value-type="float" office:value="0.0157784389127011" calcext:value-type="float">
            <text:p>0,015778438912701</text:p>
          </table:table-cell>
          <table:table-cell table:formula="of:=ROUNDDOWN(4095/1.72*[.C12]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-3+((5-(-3))*[.A13]/100)" office:value-type="float" office:value="-2.12" calcext:value-type="float">
            <text:p>-2,12</text:p>
          </table:table-cell>
          <table:table-cell table:formula="of:=2*EXP(-1*([.B13]^2))+2*EXP(-1*([.B13]-2)^2)-EXP(-1*([.B13]-1)^2)" office:value-type="float" office:value="0.0222836366220195" calcext:value-type="float">
            <text:p>0,02228363662202</text:p>
          </table:table-cell>
          <table:table-cell table:formula="of:=ROUNDDOWN(4095/1.72*[.C13]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-3+((5-(-3))*[.A14]/100)" office:value-type="float" office:value="-2.04" calcext:value-type="float">
            <text:p>-2,04</text:p>
          </table:table-cell>
          <table:table-cell table:formula="of:=2*EXP(-1*([.B14]^2))+2*EXP(-1*([.B14]-2)^2)-EXP(-1*([.B14]-1)^2)" office:value-type="float" office:value="0.0310684523717282" calcext:value-type="float">
            <text:p>0,031068452371728</text:p>
          </table:table-cell>
          <table:table-cell table:formula="of:=ROUNDDOWN(4095/1.72*[.C14]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-3+((5-(-3))*[.A15]/100)" office:value-type="float" office:value="-1.96" calcext:value-type="float">
            <text:p>-1,96</text:p>
          </table:table-cell>
          <table:table-cell table:formula="of:=2*EXP(-1*([.B15]^2))+2*EXP(-1*([.B15]-2)^2)-EXP(-1*([.B15]-1)^2)" office:value-type="float" office:value="0.0427621538213455" calcext:value-type="float">
            <text:p>0,042762153821346</text:p>
          </table:table-cell>
          <table:table-cell table:formula="of:=ROUNDDOWN(4095/1.72*[.C15]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-3+((5-(-3))*[.A16]/100)" office:value-type="float" office:value="-1.88" calcext:value-type="float">
            <text:p>-1,88</text:p>
          </table:table-cell>
          <table:table-cell table:formula="of:=2*EXP(-1*([.B16]^2))+2*EXP(-1*([.B16]-2)^2)-EXP(-1*([.B16]-1)^2)" office:value-type="float" office:value="0.058103181972615" calcext:value-type="float">
            <text:p>0,058103181972615</text:p>
          </table:table-cell>
          <table:table-cell table:formula="of:=ROUNDDOWN(4095/1.72*[.C16]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-3+((5-(-3))*[.A17]/100)" office:value-type="float" office:value="-1.8" calcext:value-type="float">
            <text:p>-1,8</text:p>
          </table:table-cell>
          <table:table-cell table:formula="of:=2*EXP(-1*([.B17]^2))+2*EXP(-1*([.B17]-2)^2)-EXP(-1*([.B17]-1)^2)" office:value-type="float" office:value="0.0779351922268796" calcext:value-type="float">
            <text:p>0,07793519222688</text:p>
          </table:table-cell>
          <table:table-cell table:formula="of:=ROUNDDOWN(4095/1.72*[.C17]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-3+((5-(-3))*[.A18]/100)" office:value-type="float" office:value="-1.72" calcext:value-type="float">
            <text:p>-1,72</text:p>
          </table:table-cell>
          <table:table-cell table:formula="of:=2*EXP(-1*([.B18]^2))+2*EXP(-1*([.B18]-2)^2)-EXP(-1*([.B18]-1)^2)" office:value-type="float" office:value="0.10319351080031" calcext:value-type="float">
            <text:p>0,10319351080031</text:p>
          </table:table-cell>
          <table:table-cell table:formula="of:=ROUNDDOWN(4095/1.72*[.C18]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-3+((5-(-3))*[.A19]/100)" office:value-type="float" office:value="-1.64" calcext:value-type="float">
            <text:p>-1,64</text:p>
          </table:table-cell>
          <table:table-cell table:formula="of:=2*EXP(-1*([.B19]^2))+2*EXP(-1*([.B19]-2)^2)-EXP(-1*([.B19]-1)^2)" office:value-type="float" office:value="0.134879687616421" calcext:value-type="float">
            <text:p>0,134879687616421</text:p>
          </table:table-cell>
          <table:table-cell table:formula="of:=ROUNDDOWN(4095/1.72*[.C19])"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-3+((5-(-3))*[.A20]/100)" office:value-type="float" office:value="-1.56" calcext:value-type="float">
            <text:p>-1,56</text:p>
          </table:table-cell>
          <table:table-cell table:formula="of:=2*EXP(-1*([.B20]^2))+2*EXP(-1*([.B20]-2)^2)-EXP(-1*([.B20]-1)^2)" office:value-type="float" office:value="0.174022228617288" calcext:value-type="float">
            <text:p>0,174022228617288</text:p>
          </table:table-cell>
          <table:table-cell table:formula="of:=ROUNDDOWN(4095/1.72*[.C20])"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-3+((5-(-3))*[.A21]/100)" office:value-type="float" office:value="-1.48" calcext:value-type="float">
            <text:p>-1,48</text:p>
          </table:table-cell>
          <table:table-cell table:formula="of:=2*EXP(-1*([.B21]^2))+2*EXP(-1*([.B21]-2)^2)-EXP(-1*([.B21]-1)^2)" office:value-type="float" office:value="0.221622357179917" calcext:value-type="float">
            <text:p>0,221622357179917</text:p>
          </table:table-cell>
          <table:table-cell table:formula="of:=ROUNDDOWN(4095/1.72*[.C21])"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-3+((5-(-3))*[.A22]/100)" office:value-type="float" office:value="-1.4" calcext:value-type="float">
            <text:p>-1,4</text:p>
          </table:table-cell>
          <table:table-cell table:formula="of:=2*EXP(-1*([.B22]^2))+2*EXP(-1*([.B22]-2)^2)-EXP(-1*([.B22]-1)^2)" office:value-type="float" office:value="0.278584810569392" calcext:value-type="float">
            <text:p>0,278584810569392</text:p>
          </table:table-cell>
          <table:table-cell table:formula="of:=ROUNDDOWN(4095/1.72*[.C22])"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-3+((5-(-3))*[.A23]/100)" office:value-type="float" office:value="-1.32" calcext:value-type="float">
            <text:p>-1,32</text:p>
          </table:table-cell>
          <table:table-cell table:formula="of:=2*EXP(-1*([.B23]^2))+2*EXP(-1*([.B23]-2)^2)-EXP(-1*([.B23]-1)^2)" office:value-type="float" office:value="0.345635200566356" calcext:value-type="float">
            <text:p>0,345635200566356</text:p>
          </table:table-cell>
          <table:table-cell table:formula="of:=ROUNDDOWN(4095/1.72*[.C23])"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-3+((5-(-3))*[.A24]/100)" office:value-type="float" office:value="-1.24" calcext:value-type="float">
            <text:p>-1,24</text:p>
          </table:table-cell>
          <table:table-cell table:formula="of:=2*EXP(-1*([.B24]^2))+2*EXP(-1*([.B24]-2)^2)-EXP(-1*([.B24]-1)^2)" office:value-type="float" office:value="0.423227276587124" calcext:value-type="float">
            <text:p>0,423227276587124</text:p>
          </table:table-cell>
          <table:table-cell table:formula="of:=ROUNDDOWN(4095/1.72*[.C24])"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-3+((5-(-3))*[.A25]/100)" office:value-type="float" office:value="-1.16" calcext:value-type="float">
            <text:p>-1,16</text:p>
          </table:table-cell>
          <table:table-cell table:formula="of:=2*EXP(-1*([.B25]^2))+2*EXP(-1*([.B25]-2)^2)-EXP(-1*([.B25]-1)^2)" office:value-type="float" office:value="0.511445380313339" calcext:value-type="float">
            <text:p>0,511445380313339</text:p>
          </table:table-cell>
          <table:table-cell table:formula="of:=ROUNDDOWN(4095/1.72*[.C25])"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-3+((5-(-3))*[.A26]/100)" office:value-type="float" office:value="-1.08" calcext:value-type="float">
            <text:p>-1,08</text:p>
          </table:table-cell>
          <table:table-cell table:formula="of:=2*EXP(-1*([.B26]^2))+2*EXP(-1*([.B26]-2)^2)-EXP(-1*([.B26]-1)^2)" office:value-type="float" office:value="0.609909269142698" calcext:value-type="float">
            <text:p>0,609909269142698</text:p>
          </table:table-cell>
          <table:table-cell table:formula="of:=ROUNDDOWN(4095/1.72*[.C26])" office:value-type="float" office:value="1452" calcext:value-type="float">
            <text:p>14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-3+((5-(-3))*[.A27]/100)" office:value-type="float" office:value="-1" calcext:value-type="float">
            <text:p>-1</text:p>
          </table:table-cell>
          <table:table-cell table:formula="of:=2*EXP(-1*([.B27]^2))+2*EXP(-1*([.B27]-2)^2)-EXP(-1*([.B27]-1)^2)" office:value-type="float" office:value="0.717690063062324" calcext:value-type="float">
            <text:p>0,717690063062324</text:p>
          </table:table-cell>
          <table:table-cell table:formula="of:=ROUNDDOWN(4095/1.72*[.C27])"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-3+((5-(-3))*[.A28]/100)" office:value-type="float" office:value="-0.92" calcext:value-type="float">
            <text:p>-0,92</text:p>
          </table:table-cell>
          <table:table-cell table:formula="of:=2*EXP(-1*([.B28]^2))+2*EXP(-1*([.B28]-2)^2)-EXP(-1*([.B28]-1)^2)" office:value-type="float" office:value="0.83324706827331" calcext:value-type="float">
            <text:p>0,83324706827331</text:p>
          </table:table-cell>
          <table:table-cell table:formula="of:=ROUNDDOWN(4095/1.72*[.C28])" office:value-type="float" office:value="1983" calcext:value-type="float">
            <text:p>198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-3+((5-(-3))*[.A29]/100)" office:value-type="float" office:value="-0.84" calcext:value-type="float">
            <text:p>-0,84</text:p>
          </table:table-cell>
          <table:table-cell table:formula="of:=2*EXP(-1*([.B29]^2))+2*EXP(-1*([.B29]-2)^2)-EXP(-1*([.B29]-1)^2)" office:value-type="float" office:value="0.95439539932905" calcext:value-type="float">
            <text:p>0,95439539932905</text:p>
          </table:table-cell>
          <table:table-cell table:formula="of:=ROUNDDOWN(4095/1.72*[.C29])" office:value-type="float" office:value="2272" calcext:value-type="float">
            <text:p>22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-3+((5-(-3))*[.A30]/100)" office:value-type="float" office:value="-0.76" calcext:value-type="float">
            <text:p>-0,76</text:p>
          </table:table-cell>
          <table:table-cell table:formula="of:=2*EXP(-1*([.B30]^2))+2*EXP(-1*([.B30]-2)^2)-EXP(-1*([.B30]-1)^2)" office:value-type="float" office:value="1.07831346365241" calcext:value-type="float">
            <text:p>1,07831346365241</text:p>
          </table:table-cell>
          <table:table-cell table:formula="of:=ROUNDDOWN(4095/1.72*[.C30])" office:value-type="float" office:value="2567" calcext:value-type="float">
            <text:p>25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-3+((5-(-3))*[.A31]/100)" office:value-type="float" office:value="-0.68" calcext:value-type="float">
            <text:p>-0,68</text:p>
          </table:table-cell>
          <table:table-cell table:formula="of:=2*EXP(-1*([.B31]^2))+2*EXP(-1*([.B31]-2)^2)-EXP(-1*([.B31]-1)^2)" office:value-type="float" office:value="1.20159738689006" calcext:value-type="float">
            <text:p>1,20159738689006</text:p>
          </table:table-cell>
          <table:table-cell table:formula="of:=ROUNDDOWN(4095/1.72*[.C31])" office:value-type="float" office:value="2860" calcext:value-type="float">
            <text:p>28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-3+((5-(-3))*[.A32]/100)" office:value-type="float" office:value="-0.6" calcext:value-type="float">
            <text:p>-0,6</text:p>
          </table:table-cell>
          <table:table-cell table:formula="of:=2*EXP(-1*([.B32]^2))+2*EXP(-1*([.B32]-2)^2)-EXP(-1*([.B32]-1)^2)" office:value-type="float" office:value="1.32036637004657" calcext:value-type="float">
            <text:p>1,32036637004657</text:p>
          </table:table-cell>
          <table:table-cell table:formula="of:=ROUNDDOWN(4095/1.72*[.C32])" office:value-type="float" office:value="3143" calcext:value-type="float">
            <text:p>31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-3+((5-(-3))*[.A33]/100)" office:value-type="float" office:value="-0.52" calcext:value-type="float">
            <text:p>-0,52</text:p>
          </table:table-cell>
          <table:table-cell table:formula="of:=2*EXP(-1*([.B33]^2))+2*EXP(-1*([.B33]-2)^2)-EXP(-1*([.B33]-1)^2)" office:value-type="float" office:value="1.43041894935806" calcext:value-type="float">
            <text:p>1,43041894935806</text:p>
          </table:table-cell>
          <table:table-cell table:formula="of:=ROUNDDOWN(4095/1.72*[.C33])" office:value-type="float" office:value="3405" calcext:value-type="float">
            <text:p>34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-3+((5-(-3))*[.A34]/100)" office:value-type="float" office:value="-0.44" calcext:value-type="float">
            <text:p>-0,44</text:p>
          </table:table-cell>
          <table:table-cell table:formula="of:=2*EXP(-1*([.B34]^2))+2*EXP(-1*([.B34]-2)^2)-EXP(-1*([.B34]-1)^2)" office:value-type="float" office:value="1.52743548978527" calcext:value-type="float">
            <text:p>1,52743548978527</text:p>
          </table:table-cell>
          <table:table-cell table:formula="of:=ROUNDDOWN(4095/1.72*[.C34])" office:value-type="float" office:value="3636" calcext:value-type="float">
            <text:p>36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-3+((5-(-3))*[.A35]/100)" office:value-type="float" office:value="-0.36" calcext:value-type="float">
            <text:p>-0,36</text:p>
          </table:table-cell>
          <table:table-cell table:formula="of:=2*EXP(-1*([.B35]^2))+2*EXP(-1*([.B35]-2)^2)-EXP(-1*([.B35]-1)^2)" office:value-type="float" office:value="1.60721741479835" calcext:value-type="float">
            <text:p>1,60721741479835</text:p>
          </table:table-cell>
          <table:table-cell table:formula="of:=ROUNDDOWN(4095/1.72*[.C35])" office:value-type="float" office:value="3826" calcext:value-type="float">
            <text:p>382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-3+((5-(-3))*[.A36]/100)" office:value-type="float" office:value="-0.28" calcext:value-type="float">
            <text:p>-0,28</text:p>
          </table:table-cell>
          <table:table-cell table:formula="of:=2*EXP(-1*([.B36]^2))+2*EXP(-1*([.B36]-2)^2)-EXP(-1*([.B36]-1)^2)" office:value-type="float" office:value="1.66594916671254" calcext:value-type="float">
            <text:p>1,66594916671254</text:p>
          </table:table-cell>
          <table:table-cell table:formula="of:=ROUNDDOWN(4095/1.72*[.C36])" office:value-type="float" office:value="3966" calcext:value-type="float">
            <text:p>396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-3+((5-(-3))*[.A37]/100)" office:value-type="float" office:value="-0.2" calcext:value-type="float">
            <text:p>-0,2</text:p>
          </table:table-cell>
          <table:table-cell table:formula="of:=2*EXP(-1*([.B37]^2))+2*EXP(-1*([.B37]-2)^2)-EXP(-1*([.B37]-1)^2)" office:value-type="float" office:value="1.70046522772571" calcext:value-type="float">
            <text:p>1,70046522772571</text:p>
          </table:table-cell>
          <table:table-cell table:formula="of:=ROUNDDOWN(4095/1.72*[.C37])" office:value-type="float" office:value="4048" calcext:value-type="float">
            <text:p>404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-3+((5-(-3))*[.A38]/100)" office:value-type="float" office:value="-0.12" calcext:value-type="float">
            <text:p>-0,12</text:p>
          </table:table-cell>
          <table:table-cell table:formula="of:=2*EXP(-1*([.B38]^2))+2*EXP(-1*([.B38]-2)^2)-EXP(-1*([.B38]-1)^2)" office:value-type="float" office:value="1.70850218605464" calcext:value-type="float">
            <text:p>1,70850218605464</text:p>
          </table:table-cell>
          <table:table-cell table:formula="of:=ROUNDDOWN(4095/1.72*[.C38])" office:value-type="float" office:value="4067" calcext:value-type="float">
            <text:p>40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-3+((5-(-3))*[.A39]/100)" office:value-type="float" office:value="-0.04" calcext:value-type="float">
            <text:p>-0,04</text:p>
          </table:table-cell>
          <table:table-cell table:formula="of:=2*EXP(-1*([.B39]^2))+2*EXP(-1*([.B39]-2)^2)-EXP(-1*([.B39]-1)^2)" office:value-type="float" office:value="1.68891516296944" calcext:value-type="float">
            <text:p>1,68891516296944</text:p>
          </table:table-cell>
          <table:table-cell table:formula="of:=ROUNDDOWN(4095/1.72*[.C39])" office:value-type="float" office:value="4020" calcext:value-type="float">
            <text:p>402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-3+((5-(-3))*[.A40]/100)" office:value-type="float" office:value="0.04" calcext:value-type="float">
            <text:p>0,04</text:p>
          </table:table-cell>
          <table:table-cell table:formula="of:=2*EXP(-1*([.B40]^2))+2*EXP(-1*([.B40]-2)^2)-EXP(-1*([.B40]-1)^2)" office:value-type="float" office:value="1.64183911634417" calcext:value-type="float">
            <text:p>1,64183911634417</text:p>
          </table:table-cell>
          <table:table-cell table:formula="of:=ROUNDDOWN(4095/1.72*[.C40])" office:value-type="float" office:value="3908" calcext:value-type="float">
            <text:p>390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-3+((5-(-3))*[.A41]/100)" office:value-type="float" office:value="0.12" calcext:value-type="float">
            <text:p>0,12</text:p>
          </table:table-cell>
          <table:table-cell table:formula="of:=2*EXP(-1*([.B41]^2))+2*EXP(-1*([.B41]-2)^2)-EXP(-1*([.B41]-1)^2)" office:value-type="float" office:value="1.56877859702049" calcext:value-type="float">
            <text:p>1,56877859702049</text:p>
          </table:table-cell>
          <table:table-cell table:formula="of:=ROUNDDOWN(4095/1.72*[.C41])" office:value-type="float" office:value="3734" calcext:value-type="float">
            <text:p>37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-3+((5-(-3))*[.A42]/100)" office:value-type="float" office:value="0.2" calcext:value-type="float">
            <text:p>0,2</text:p>
          </table:table-cell>
          <table:table-cell table:formula="of:=2*EXP(-1*([.B42]^2))+2*EXP(-1*([.B42]-2)^2)-EXP(-1*([.B42]-1)^2)" office:value-type="float" office:value="1.47261424445957" calcext:value-type="float">
            <text:p>1,47261424445957</text:p>
          </table:table-cell>
          <table:table-cell table:formula="of:=ROUNDDOWN(4095/1.72*[.C42])" office:value-type="float" office:value="3506" calcext:value-type="float">
            <text:p>35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-3+((5-(-3))*[.A43]/100)" office:value-type="float" office:value="0.28" calcext:value-type="float">
            <text:p>0,28</text:p>
          </table:table-cell>
          <table:table-cell table:formula="of:=2*EXP(-1*([.B43]^2))+2*EXP(-1*([.B43]-2)^2)-EXP(-1*([.B43]-1)^2)" office:value-type="float" office:value="1.35752027488876" calcext:value-type="float">
            <text:p>1,35752027488876</text:p>
          </table:table-cell>
          <table:table-cell table:formula="of:=ROUNDDOWN(4095/1.72*[.C43])"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-3+((5-(-3))*[.A44]/100)" office:value-type="float" office:value="0.36" calcext:value-type="float">
            <text:p>0,36</text:p>
          </table:table-cell>
          <table:table-cell table:formula="of:=2*EXP(-1*([.B44]^2))+2*EXP(-1*([.B44]-2)^2)-EXP(-1*([.B44]-1)^2)" office:value-type="float" office:value="1.22879390972181" calcext:value-type="float">
            <text:p>1,22879390972181</text:p>
          </table:table-cell>
          <table:table-cell table:formula="of:=ROUNDDOWN(4095/1.72*[.C44])" office:value-type="float" office:value="2925" calcext:value-type="float">
            <text:p>29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-3+((5-(-3))*[.A45]/100)" office:value-type="float" office:value="0.44" calcext:value-type="float">
            <text:p>0,44</text:p>
          </table:table-cell>
          <table:table-cell table:formula="of:=2*EXP(-1*([.B45]^2))+2*EXP(-1*([.B45]-2)^2)-EXP(-1*([.B45]-1)^2)" office:value-type="float" office:value="1.09260451200299" calcext:value-type="float">
            <text:p>1,09260451200299</text:p>
          </table:table-cell>
          <table:table-cell table:formula="of:=ROUNDDOWN(4095/1.72*[.C45])" office:value-type="float" office:value="2601" calcext:value-type="float">
            <text:p>26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-3+((5-(-3))*[.A46]/100)" office:value-type="float" office:value="0.52" calcext:value-type="float">
            <text:p>0,52</text:p>
          </table:table-cell>
          <table:table-cell table:formula="of:=2*EXP(-1*([.B46]^2))+2*EXP(-1*([.B46]-2)^2)-EXP(-1*([.B46]-1)^2)" office:value-type="float" office:value="0.955676536326182" calcext:value-type="float">
            <text:p>0,955676536326182</text:p>
          </table:table-cell>
          <table:table-cell table:formula="of:=ROUNDDOWN(4095/1.72*[.C46])" office:value-type="float" office:value="2275" calcext:value-type="float">
            <text:p>22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-3+((5-(-3))*[.A47]/100)" office:value-type="float" office:value="0.6" calcext:value-type="float">
            <text:p>0,6</text:p>
          </table:table-cell>
          <table:table-cell table:formula="of:=2*EXP(-1*([.B47]^2))+2*EXP(-1*([.B47]-2)^2)-EXP(-1*([.B47]-1)^2)" office:value-type="float" office:value="0.824925705017941" calcext:value-type="float">
            <text:p>0,824925705017941</text:p>
          </table:table-cell>
          <table:table-cell table:formula="of:=ROUNDDOWN(4095/1.72*[.C47])" office:value-type="float" office:value="1963" calcext:value-type="float">
            <text:p>196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-3+((5-(-3))*[.A48]/100)" office:value-type="float" office:value="0.68" calcext:value-type="float">
            <text:p>0,68</text:p>
          </table:table-cell>
          <table:table-cell table:formula="of:=2*EXP(-1*([.B48]^2))+2*EXP(-1*([.B48]-2)^2)-EXP(-1*([.B48]-1)^2)" office:value-type="float" office:value="0.707071664221291" calcext:value-type="float">
            <text:p>0,707071664221291</text:p>
          </table:table-cell>
          <table:table-cell table:formula="of:=ROUNDDOWN(4095/1.72*[.C48])" office:value-type="float" office:value="1683" calcext:value-type="float">
            <text:p>168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-3+((5-(-3))*[.A49]/100)" office:value-type="float" office:value="0.76" calcext:value-type="float">
            <text:p>0,76</text:p>
          </table:table-cell>
          <table:table-cell table:formula="of:=2*EXP(-1*([.B49]^2))+2*EXP(-1*([.B49]-2)^2)-EXP(-1*([.B49]-1)^2)" office:value-type="float" office:value="0.608252457933045" calcext:value-type="float">
            <text:p>0,608252457933045</text:p>
          </table:table-cell>
          <table:table-cell table:formula="of:=ROUNDDOWN(4095/1.72*[.C49])" office:value-type="float" office:value="1448" calcext:value-type="float">
            <text:p>14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-3+((5-(-3))*[.A50]/100)" office:value-type="float" office:value="0.84" calcext:value-type="float">
            <text:p>0,84</text:p>
          </table:table-cell>
          <table:table-cell table:formula="of:=2*EXP(-1*([.B50]^2))+2*EXP(-1*([.B50]-2)^2)-EXP(-1*([.B50]-1)^2)" office:value-type="float" office:value="0.533666356310956" calcext:value-type="float">
            <text:p>0,533666356310956</text:p>
          </table:table-cell>
          <table:table-cell table:formula="of:=ROUNDDOWN(4095/1.72*[.C50])"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-3+((5-(-3))*[.A51]/100)" office:value-type="float" office:value="0.92" calcext:value-type="float">
            <text:p>0,92</text:p>
          </table:table-cell>
          <table:table-cell table:formula="of:=2*EXP(-1*([.B51]^2))+2*EXP(-1*([.B51]-2)^2)-EXP(-1*([.B51]-1)^2)" office:value-type="float" office:value="0.487264912673811" calcext:value-type="float">
            <text:p>0,487264912673811</text:p>
          </table:table-cell>
          <table:table-cell table:formula="of:=ROUNDDOWN(4095/1.72*[.C51])"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-3+((5-(-3))*[.A52]/100)" office:value-type="float" office:value="1" calcext:value-type="float">
            <text:p>1</text:p>
          </table:table-cell>
          <table:table-cell table:formula="of:=2*EXP(-1*([.B52]^2))+2*EXP(-1*([.B52]-2)^2)-EXP(-1*([.B52]-1)^2)" office:value-type="float" office:value="0.471517764685769" calcext:value-type="float">
            <text:p>0,471517764685769</text:p>
          </table:table-cell>
          <table:table-cell table:formula="of:=ROUNDDOWN(4095/1.72*[.C52])"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-3+((5-(-3))*[.A53]/100)" office:value-type="float" office:value="1.08" calcext:value-type="float">
            <text:p>1,08</text:p>
          </table:table-cell>
          <table:table-cell table:formula="of:=2*EXP(-1*([.B53]^2))+2*EXP(-1*([.B53]-2)^2)-EXP(-1*([.B53]-1)^2)" office:value-type="float" office:value="0.487264912673811" calcext:value-type="float">
            <text:p>0,487264912673811</text:p>
          </table:table-cell>
          <table:table-cell table:formula="of:=ROUNDDOWN(4095/1.72*[.C53])"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-3+((5-(-3))*[.A54]/100)" office:value-type="float" office:value="1.16" calcext:value-type="float">
            <text:p>1,16</text:p>
          </table:table-cell>
          <table:table-cell table:formula="of:=2*EXP(-1*([.B54]^2))+2*EXP(-1*([.B54]-2)^2)-EXP(-1*([.B54]-1)^2)" office:value-type="float" office:value="0.533666356310956" calcext:value-type="float">
            <text:p>0,533666356310956</text:p>
          </table:table-cell>
          <table:table-cell table:formula="of:=ROUNDDOWN(4095/1.72*[.C54])"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-3+((5-(-3))*[.A55]/100)" office:value-type="float" office:value="1.24" calcext:value-type="float">
            <text:p>1,24</text:p>
          </table:table-cell>
          <table:table-cell table:formula="of:=2*EXP(-1*([.B55]^2))+2*EXP(-1*([.B55]-2)^2)-EXP(-1*([.B55]-1)^2)" office:value-type="float" office:value="0.608252457933045" calcext:value-type="float">
            <text:p>0,608252457933045</text:p>
          </table:table-cell>
          <table:table-cell table:formula="of:=ROUNDDOWN(4095/1.72*[.C55])" office:value-type="float" office:value="1448" calcext:value-type="float">
            <text:p>14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-3+((5-(-3))*[.A56]/100)" office:value-type="float" office:value="1.32" calcext:value-type="float">
            <text:p>1,32</text:p>
          </table:table-cell>
          <table:table-cell table:formula="of:=2*EXP(-1*([.B56]^2))+2*EXP(-1*([.B56]-2)^2)-EXP(-1*([.B56]-1)^2)" office:value-type="float" office:value="0.707071664221292" calcext:value-type="float">
            <text:p>0,707071664221292</text:p>
          </table:table-cell>
          <table:table-cell table:formula="of:=ROUNDDOWN(4095/1.72*[.C56])" office:value-type="float" office:value="1683" calcext:value-type="float">
            <text:p>168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-3+((5-(-3))*[.A57]/100)" office:value-type="float" office:value="1.4" calcext:value-type="float">
            <text:p>1,4</text:p>
          </table:table-cell>
          <table:table-cell table:formula="of:=2*EXP(-1*([.B57]^2))+2*EXP(-1*([.B57]-2)^2)-EXP(-1*([.B57]-1)^2)" office:value-type="float" office:value="0.824925705017941" calcext:value-type="float">
            <text:p>0,824925705017941</text:p>
          </table:table-cell>
          <table:table-cell table:formula="of:=ROUNDDOWN(4095/1.72*[.C57])" office:value-type="float" office:value="1963" calcext:value-type="float">
            <text:p>196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-3+((5-(-3))*[.A58]/100)" office:value-type="float" office:value="1.48" calcext:value-type="float">
            <text:p>1,48</text:p>
          </table:table-cell>
          <table:table-cell table:formula="of:=2*EXP(-1*([.B58]^2))+2*EXP(-1*([.B58]-2)^2)-EXP(-1*([.B58]-1)^2)" office:value-type="float" office:value="0.955676536326183" calcext:value-type="float">
            <text:p>0,955676536326183</text:p>
          </table:table-cell>
          <table:table-cell table:formula="of:=ROUNDDOWN(4095/1.72*[.C58])" office:value-type="float" office:value="2275" calcext:value-type="float">
            <text:p>227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-3+((5-(-3))*[.A59]/100)" office:value-type="float" office:value="1.56" calcext:value-type="float">
            <text:p>1,56</text:p>
          </table:table-cell>
          <table:table-cell table:formula="of:=2*EXP(-1*([.B59]^2))+2*EXP(-1*([.B59]-2)^2)-EXP(-1*([.B59]-1)^2)" office:value-type="float" office:value="1.09260451200299" calcext:value-type="float">
            <text:p>1,09260451200299</text:p>
          </table:table-cell>
          <table:table-cell table:formula="of:=ROUNDDOWN(4095/1.72*[.C59])" office:value-type="float" office:value="2601" calcext:value-type="float">
            <text:p>26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-3+((5-(-3))*[.A60]/100)" office:value-type="float" office:value="1.64" calcext:value-type="float">
            <text:p>1,64</text:p>
          </table:table-cell>
          <table:table-cell table:formula="of:=2*EXP(-1*([.B60]^2))+2*EXP(-1*([.B60]-2)^2)-EXP(-1*([.B60]-1)^2)" office:value-type="float" office:value="1.22879390972181" calcext:value-type="float">
            <text:p>1,22879390972181</text:p>
          </table:table-cell>
          <table:table-cell table:formula="of:=ROUNDDOWN(4095/1.72*[.C60])" office:value-type="float" office:value="2925" calcext:value-type="float">
            <text:p>29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-3+((5-(-3))*[.A61]/100)" office:value-type="float" office:value="1.72" calcext:value-type="float">
            <text:p>1,72</text:p>
          </table:table-cell>
          <table:table-cell table:formula="of:=2*EXP(-1*([.B61]^2))+2*EXP(-1*([.B61]-2)^2)-EXP(-1*([.B61]-1)^2)" office:value-type="float" office:value="1.35752027488876" calcext:value-type="float">
            <text:p>1,35752027488876</text:p>
          </table:table-cell>
          <table:table-cell table:formula="of:=ROUNDDOWN(4095/1.72*[.C61])"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-3+((5-(-3))*[.A62]/100)" office:value-type="float" office:value="1.8" calcext:value-type="float">
            <text:p>1,8</text:p>
          </table:table-cell>
          <table:table-cell table:formula="of:=2*EXP(-1*([.B62]^2))+2*EXP(-1*([.B62]-2)^2)-EXP(-1*([.B62]-1)^2)" office:value-type="float" office:value="1.47261424445957" calcext:value-type="float">
            <text:p>1,47261424445957</text:p>
          </table:table-cell>
          <table:table-cell table:formula="of:=ROUNDDOWN(4095/1.72*[.C62])" office:value-type="float" office:value="3506" calcext:value-type="float">
            <text:p>350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-3+((5-(-3))*[.A63]/100)" office:value-type="float" office:value="1.88" calcext:value-type="float">
            <text:p>1,88</text:p>
          </table:table-cell>
          <table:table-cell table:formula="of:=2*EXP(-1*([.B63]^2))+2*EXP(-1*([.B63]-2)^2)-EXP(-1*([.B63]-1)^2)" office:value-type="float" office:value="1.56877859702049" calcext:value-type="float">
            <text:p>1,56877859702049</text:p>
          </table:table-cell>
          <table:table-cell table:formula="of:=ROUNDDOWN(4095/1.72*[.C63])" office:value-type="float" office:value="3734" calcext:value-type="float">
            <text:p>373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-3+((5-(-3))*[.A64]/100)" office:value-type="float" office:value="1.96" calcext:value-type="float">
            <text:p>1,96</text:p>
          </table:table-cell>
          <table:table-cell table:formula="of:=2*EXP(-1*([.B64]^2))+2*EXP(-1*([.B64]-2)^2)-EXP(-1*([.B64]-1)^2)" office:value-type="float" office:value="1.64183911634417" calcext:value-type="float">
            <text:p>1,64183911634417</text:p>
          </table:table-cell>
          <table:table-cell table:formula="of:=ROUNDDOWN(4095/1.72*[.C64])" office:value-type="float" office:value="3908" calcext:value-type="float">
            <text:p>390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-3+((5-(-3))*[.A65]/100)" office:value-type="float" office:value="2.04" calcext:value-type="float">
            <text:p>2,04</text:p>
          </table:table-cell>
          <table:table-cell table:formula="of:=2*EXP(-1*([.B65]^2))+2*EXP(-1*([.B65]-2)^2)-EXP(-1*([.B65]-1)^2)" office:value-type="float" office:value="1.68891516296944" calcext:value-type="float">
            <text:p>1,68891516296944</text:p>
          </table:table-cell>
          <table:table-cell table:formula="of:=ROUNDDOWN(4095/1.72*[.C65])" office:value-type="float" office:value="4020" calcext:value-type="float">
            <text:p>40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-3+((5-(-3))*[.A66]/100)" office:value-type="float" office:value="2.12" calcext:value-type="float">
            <text:p>2,12</text:p>
          </table:table-cell>
          <table:table-cell table:formula="of:=2*EXP(-1*([.B66]^2))+2*EXP(-1*([.B66]-2)^2)-EXP(-1*([.B66]-1)^2)" office:value-type="float" office:value="1.70850218605464" calcext:value-type="float">
            <text:p>1,70850218605464</text:p>
          </table:table-cell>
          <table:table-cell table:formula="of:=ROUNDDOWN(4095/1.72*[.C66])" office:value-type="float" office:value="4067" calcext:value-type="float">
            <text:p>40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-3+((5-(-3))*[.A67]/100)" office:value-type="float" office:value="2.2" calcext:value-type="float">
            <text:p>2,2</text:p>
          </table:table-cell>
          <table:table-cell table:formula="of:=2*EXP(-1*([.B67]^2))+2*EXP(-1*([.B67]-2)^2)-EXP(-1*([.B67]-1)^2)" office:value-type="float" office:value="1.70046522772571" calcext:value-type="float">
            <text:p>1,70046522772571</text:p>
          </table:table-cell>
          <table:table-cell table:formula="of:=ROUNDDOWN(4095/1.72*[.C67])" office:value-type="float" office:value="4048" calcext:value-type="float">
            <text:p>40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-3+((5-(-3))*[.A68]/100)" office:value-type="float" office:value="2.28" calcext:value-type="float">
            <text:p>2,28</text:p>
          </table:table-cell>
          <table:table-cell table:formula="of:=2*EXP(-1*([.B68]^2))+2*EXP(-1*([.B68]-2)^2)-EXP(-1*([.B68]-1)^2)" office:value-type="float" office:value="1.66594916671254" calcext:value-type="float">
            <text:p>1,66594916671254</text:p>
          </table:table-cell>
          <table:table-cell table:formula="of:=ROUNDDOWN(4095/1.72*[.C68])" office:value-type="float" office:value="3966" calcext:value-type="float">
            <text:p>39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-3+((5-(-3))*[.A69]/100)" office:value-type="float" office:value="2.36" calcext:value-type="float">
            <text:p>2,36</text:p>
          </table:table-cell>
          <table:table-cell table:formula="of:=2*EXP(-1*([.B69]^2))+2*EXP(-1*([.B69]-2)^2)-EXP(-1*([.B69]-1)^2)" office:value-type="float" office:value="1.60721741479835" calcext:value-type="float">
            <text:p>1,60721741479835</text:p>
          </table:table-cell>
          <table:table-cell table:formula="of:=ROUNDDOWN(4095/1.72*[.C69])" office:value-type="float" office:value="3826" calcext:value-type="float">
            <text:p>382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-3+((5-(-3))*[.A70]/100)" office:value-type="float" office:value="2.44" calcext:value-type="float">
            <text:p>2,44</text:p>
          </table:table-cell>
          <table:table-cell table:formula="of:=2*EXP(-1*([.B70]^2))+2*EXP(-1*([.B70]-2)^2)-EXP(-1*([.B70]-1)^2)" office:value-type="float" office:value="1.52743548978527" calcext:value-type="float">
            <text:p>1,52743548978527</text:p>
          </table:table-cell>
          <table:table-cell table:formula="of:=ROUNDDOWN(4095/1.72*[.C70])" office:value-type="float" office:value="3636" calcext:value-type="float">
            <text:p>363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-3+((5-(-3))*[.A71]/100)" office:value-type="float" office:value="2.52" calcext:value-type="float">
            <text:p>2,52</text:p>
          </table:table-cell>
          <table:table-cell table:formula="of:=2*EXP(-1*([.B71]^2))+2*EXP(-1*([.B71]-2)^2)-EXP(-1*([.B71]-1)^2)" office:value-type="float" office:value="1.43041894935807" calcext:value-type="float">
            <text:p>1,43041894935807</text:p>
          </table:table-cell>
          <table:table-cell table:formula="of:=ROUNDDOWN(4095/1.72*[.C71])" office:value-type="float" office:value="3405" calcext:value-type="float">
            <text:p>34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-3+((5-(-3))*[.A72]/100)" office:value-type="float" office:value="2.6" calcext:value-type="float">
            <text:p>2,6</text:p>
          </table:table-cell>
          <table:table-cell table:formula="of:=2*EXP(-1*([.B72]^2))+2*EXP(-1*([.B72]-2)^2)-EXP(-1*([.B72]-1)^2)" office:value-type="float" office:value="1.32036637004657" calcext:value-type="float">
            <text:p>1,32036637004657</text:p>
          </table:table-cell>
          <table:table-cell table:formula="of:=ROUNDDOWN(4095/1.72*[.C72])" office:value-type="float" office:value="3143" calcext:value-type="float">
            <text:p>314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-3+((5-(-3))*[.A73]/100)" office:value-type="float" office:value="2.68" calcext:value-type="float">
            <text:p>2,68</text:p>
          </table:table-cell>
          <table:table-cell table:formula="of:=2*EXP(-1*([.B73]^2))+2*EXP(-1*([.B73]-2)^2)-EXP(-1*([.B73]-1)^2)" office:value-type="float" office:value="1.20159738689006" calcext:value-type="float">
            <text:p>1,20159738689006</text:p>
          </table:table-cell>
          <table:table-cell table:formula="of:=ROUNDDOWN(4095/1.72*[.C73])" office:value-type="float" office:value="2860" calcext:value-type="float">
            <text:p>286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-3+((5-(-3))*[.A74]/100)" office:value-type="float" office:value="2.76" calcext:value-type="float">
            <text:p>2,76</text:p>
          </table:table-cell>
          <table:table-cell table:formula="of:=2*EXP(-1*([.B74]^2))+2*EXP(-1*([.B74]-2)^2)-EXP(-1*([.B74]-1)^2)" office:value-type="float" office:value="1.07831346365241" calcext:value-type="float">
            <text:p>1,07831346365241</text:p>
          </table:table-cell>
          <table:table-cell table:formula="of:=ROUNDDOWN(4095/1.72*[.C74])" office:value-type="float" office:value="2567" calcext:value-type="float">
            <text:p>256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-3+((5-(-3))*[.A75]/100)" office:value-type="float" office:value="2.84" calcext:value-type="float">
            <text:p>2,84</text:p>
          </table:table-cell>
          <table:table-cell table:formula="of:=2*EXP(-1*([.B75]^2))+2*EXP(-1*([.B75]-2)^2)-EXP(-1*([.B75]-1)^2)" office:value-type="float" office:value="0.95439539932905" calcext:value-type="float">
            <text:p>0,95439539932905</text:p>
          </table:table-cell>
          <table:table-cell table:formula="of:=ROUNDDOWN(4095/1.72*[.C75])" office:value-type="float" office:value="2272" calcext:value-type="float">
            <text:p>227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-3+((5-(-3))*[.A76]/100)" office:value-type="float" office:value="2.92" calcext:value-type="float">
            <text:p>2,92</text:p>
          </table:table-cell>
          <table:table-cell table:formula="of:=2*EXP(-1*([.B76]^2))+2*EXP(-1*([.B76]-2)^2)-EXP(-1*([.B76]-1)^2)" office:value-type="float" office:value="0.83324706827331" calcext:value-type="float">
            <text:p>0,83324706827331</text:p>
          </table:table-cell>
          <table:table-cell table:formula="of:=ROUNDDOWN(4095/1.72*[.C76])" office:value-type="float" office:value="1983" calcext:value-type="float">
            <text:p>198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-3+((5-(-3))*[.A77]/100)" office:value-type="float" office:value="3" calcext:value-type="float">
            <text:p>3</text:p>
          </table:table-cell>
          <table:table-cell table:formula="of:=2*EXP(-1*([.B77]^2))+2*EXP(-1*([.B77]-2)^2)-EXP(-1*([.B77]-1)^2)" office:value-type="float" office:value="0.717690063062324" calcext:value-type="float">
            <text:p>0,717690063062324</text:p>
          </table:table-cell>
          <table:table-cell table:formula="of:=ROUNDDOWN(4095/1.72*[.C77])"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-3+((5-(-3))*[.A78]/100)" office:value-type="float" office:value="3.08" calcext:value-type="float">
            <text:p>3,08</text:p>
          </table:table-cell>
          <table:table-cell table:formula="of:=2*EXP(-1*([.B78]^2))+2*EXP(-1*([.B78]-2)^2)-EXP(-1*([.B78]-1)^2)" office:value-type="float" office:value="0.609909269142698" calcext:value-type="float">
            <text:p>0,609909269142698</text:p>
          </table:table-cell>
          <table:table-cell table:formula="of:=ROUNDDOWN(4095/1.72*[.C78])" office:value-type="float" office:value="1452" calcext:value-type="float">
            <text:p>145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-3+((5-(-3))*[.A79]/100)" office:value-type="float" office:value="3.16" calcext:value-type="float">
            <text:p>3,16</text:p>
          </table:table-cell>
          <table:table-cell table:formula="of:=2*EXP(-1*([.B79]^2))+2*EXP(-1*([.B79]-2)^2)-EXP(-1*([.B79]-1)^2)" office:value-type="float" office:value="0.511445380313339" calcext:value-type="float">
            <text:p>0,511445380313339</text:p>
          </table:table-cell>
          <table:table-cell table:formula="of:=ROUNDDOWN(4095/1.72*[.C79])"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-3+((5-(-3))*[.A80]/100)" office:value-type="float" office:value="3.24" calcext:value-type="float">
            <text:p>3,24</text:p>
          </table:table-cell>
          <table:table-cell table:formula="of:=2*EXP(-1*([.B80]^2))+2*EXP(-1*([.B80]-2)^2)-EXP(-1*([.B80]-1)^2)" office:value-type="float" office:value="0.423227276587124" calcext:value-type="float">
            <text:p>0,423227276587124</text:p>
          </table:table-cell>
          <table:table-cell table:formula="of:=ROUNDDOWN(4095/1.72*[.C80])"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-3+((5-(-3))*[.A81]/100)" office:value-type="float" office:value="3.32" calcext:value-type="float">
            <text:p>3,32</text:p>
          </table:table-cell>
          <table:table-cell table:formula="of:=2*EXP(-1*([.B81]^2))+2*EXP(-1*([.B81]-2)^2)-EXP(-1*([.B81]-1)^2)" office:value-type="float" office:value="0.345635200566355" calcext:value-type="float">
            <text:p>0,345635200566355</text:p>
          </table:table-cell>
          <table:table-cell table:formula="of:=ROUNDDOWN(4095/1.72*[.C81])"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-3+((5-(-3))*[.A82]/100)" office:value-type="float" office:value="3.4" calcext:value-type="float">
            <text:p>3,4</text:p>
          </table:table-cell>
          <table:table-cell table:formula="of:=2*EXP(-1*([.B82]^2))+2*EXP(-1*([.B82]-2)^2)-EXP(-1*([.B82]-1)^2)" office:value-type="float" office:value="0.278584810569391" calcext:value-type="float">
            <text:p>0,278584810569391</text:p>
          </table:table-cell>
          <table:table-cell table:formula="of:=ROUNDDOWN(4095/1.72*[.C82])"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-3+((5-(-3))*[.A83]/100)" office:value-type="float" office:value="3.48" calcext:value-type="float">
            <text:p>3,48</text:p>
          </table:table-cell>
          <table:table-cell table:formula="of:=2*EXP(-1*([.B83]^2))+2*EXP(-1*([.B83]-2)^2)-EXP(-1*([.B83]-1)^2)" office:value-type="float" office:value="0.221622357179916" calcext:value-type="float">
            <text:p>0,221622357179916</text:p>
          </table:table-cell>
          <table:table-cell table:formula="of:=ROUNDDOWN(4095/1.72*[.C83])"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-3+((5-(-3))*[.A84]/100)" office:value-type="float" office:value="3.56" calcext:value-type="float">
            <text:p>3,56</text:p>
          </table:table-cell>
          <table:table-cell table:formula="of:=2*EXP(-1*([.B84]^2))+2*EXP(-1*([.B84]-2)^2)-EXP(-1*([.B84]-1)^2)" office:value-type="float" office:value="0.174022228617288" calcext:value-type="float">
            <text:p>0,174022228617288</text:p>
          </table:table-cell>
          <table:table-cell table:formula="of:=ROUNDDOWN(4095/1.72*[.C84])"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-3+((5-(-3))*[.A85]/100)" office:value-type="float" office:value="3.64" calcext:value-type="float">
            <text:p>3,64</text:p>
          </table:table-cell>
          <table:table-cell table:formula="of:=2*EXP(-1*([.B85]^2))+2*EXP(-1*([.B85]-2)^2)-EXP(-1*([.B85]-1)^2)" office:value-type="float" office:value="0.134879687616421" calcext:value-type="float">
            <text:p>0,134879687616421</text:p>
          </table:table-cell>
          <table:table-cell table:formula="of:=ROUNDDOWN(4095/1.72*[.C85])"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-3+((5-(-3))*[.A86]/100)" office:value-type="float" office:value="3.72" calcext:value-type="float">
            <text:p>3,72</text:p>
          </table:table-cell>
          <table:table-cell table:formula="of:=2*EXP(-1*([.B86]^2))+2*EXP(-1*([.B86]-2)^2)-EXP(-1*([.B86]-1)^2)" office:value-type="float" office:value="0.10319351080031" calcext:value-type="float">
            <text:p>0,10319351080031</text:p>
          </table:table-cell>
          <table:table-cell table:formula="of:=ROUNDDOWN(4095/1.72*[.C86]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-3+((5-(-3))*[.A87]/100)" office:value-type="float" office:value="3.8" calcext:value-type="float">
            <text:p>3,8</text:p>
          </table:table-cell>
          <table:table-cell table:formula="of:=2*EXP(-1*([.B87]^2))+2*EXP(-1*([.B87]-2)^2)-EXP(-1*([.B87]-1)^2)" office:value-type="float" office:value="0.0779351922268797" calcext:value-type="float">
            <text:p>0,07793519222688</text:p>
          </table:table-cell>
          <table:table-cell table:formula="of:=ROUNDDOWN(4095/1.72*[.C87]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-3+((5-(-3))*[.A88]/100)" office:value-type="float" office:value="3.88" calcext:value-type="float">
            <text:p>3,88</text:p>
          </table:table-cell>
          <table:table-cell table:formula="of:=2*EXP(-1*([.B88]^2))+2*EXP(-1*([.B88]-2)^2)-EXP(-1*([.B88]-1)^2)" office:value-type="float" office:value="0.058103181972615" calcext:value-type="float">
            <text:p>0,058103181972615</text:p>
          </table:table-cell>
          <table:table-cell table:formula="of:=ROUNDDOWN(4095/1.72*[.C88]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-3+((5-(-3))*[.A89]/100)" office:value-type="float" office:value="3.96" calcext:value-type="float">
            <text:p>3,96</text:p>
          </table:table-cell>
          <table:table-cell table:formula="of:=2*EXP(-1*([.B89]^2))+2*EXP(-1*([.B89]-2)^2)-EXP(-1*([.B89]-1)^2)" office:value-type="float" office:value="0.0427621538213455" calcext:value-type="float">
            <text:p>0,042762153821346</text:p>
          </table:table-cell>
          <table:table-cell table:formula="of:=ROUNDDOWN(4095/1.72*[.C89]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-3+((5-(-3))*[.A90]/100)" office:value-type="float" office:value="4.04" calcext:value-type="float">
            <text:p>4,04</text:p>
          </table:table-cell>
          <table:table-cell table:formula="of:=2*EXP(-1*([.B90]^2))+2*EXP(-1*([.B90]-2)^2)-EXP(-1*([.B90]-1)^2)" office:value-type="float" office:value="0.0310684523717282" calcext:value-type="float">
            <text:p>0,031068452371728</text:p>
          </table:table-cell>
          <table:table-cell table:formula="of:=ROUNDDOWN(4095/1.72*[.C90]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-3+((5-(-3))*[.A91]/100)" office:value-type="float" office:value="4.12" calcext:value-type="float">
            <text:p>4,12</text:p>
          </table:table-cell>
          <table:table-cell table:formula="of:=2*EXP(-1*([.B91]^2))+2*EXP(-1*([.B91]-2)^2)-EXP(-1*([.B91]-1)^2)" office:value-type="float" office:value="0.0222836366220195" calcext:value-type="float">
            <text:p>0,02228363662202</text:p>
          </table:table-cell>
          <table:table-cell table:formula="of:=ROUNDDOWN(4095/1.72*[.C91]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-3+((5-(-3))*[.A92]/100)" office:value-type="float" office:value="4.2" calcext:value-type="float">
            <text:p>4,2</text:p>
          </table:table-cell>
          <table:table-cell table:formula="of:=2*EXP(-1*([.B92]^2))+2*EXP(-1*([.B92]-2)^2)-EXP(-1*([.B92]-1)^2)" office:value-type="float" office:value="0.0157784389127011" calcext:value-type="float">
            <text:p>0,015778438912701</text:p>
          </table:table-cell>
          <table:table-cell table:formula="of:=ROUNDDOWN(4095/1.72*[.C92]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-3+((5-(-3))*[.A93]/100)" office:value-type="float" office:value="4.28" calcext:value-type="float">
            <text:p>4,28</text:p>
          </table:table-cell>
          <table:table-cell table:formula="of:=2*EXP(-1*([.B93]^2))+2*EXP(-1*([.B93]-2)^2)-EXP(-1*([.B93]-1)^2)" office:value-type="float" office:value="0.0110295521101293" calcext:value-type="float">
            <text:p>0,011029552110129</text:p>
          </table:table-cell>
          <table:table-cell table:formula="of:=ROUNDDOWN(4095/1.72*[.C93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-3+((5-(-3))*[.A94]/100)" office:value-type="float" office:value="4.36" calcext:value-type="float">
            <text:p>4,36</text:p>
          </table:table-cell>
          <table:table-cell table:formula="of:=2*EXP(-1*([.B94]^2))+2*EXP(-1*([.B94]-2)^2)-EXP(-1*([.B94]-1)^2)" office:value-type="float" office:value="0.00761151868369466" calcext:value-type="float">
            <text:p>0,007611518683695</text:p>
          </table:table-cell>
          <table:table-cell table:formula="of:=ROUNDDOWN(4095/1.72*[.C94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-3+((5-(-3))*[.A95]/100)" office:value-type="float" office:value="4.44" calcext:value-type="float">
            <text:p>4,44</text:p>
          </table:table-cell>
          <table:table-cell table:formula="of:=2*EXP(-1*([.B95]^2))+2*EXP(-1*([.B95]-2)^2)-EXP(-1*([.B95]-1)^2)" office:value-type="float" office:value="0.00518570161176264" calcext:value-type="float">
            <text:p>0,005185701611763</text:p>
          </table:table-cell>
          <table:table-cell table:formula="of:=ROUNDDOWN(4095/1.72*[.C95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-3+((5-(-3))*[.A96]/100)" office:value-type="float" office:value="4.52" calcext:value-type="float">
            <text:p>4,52</text:p>
          </table:table-cell>
          <table:table-cell table:formula="of:=2*EXP(-1*([.B96]^2))+2*EXP(-1*([.B96]-2)^2)-EXP(-1*([.B96]-1)^2)" office:value-type="float" office:value="0.00348794151722898" calcext:value-type="float">
            <text:p>0,003487941517229</text:p>
          </table:table-cell>
          <table:table-cell table:formula="of:=ROUNDDOWN(4095/1.72*[.C96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-3+((5-(-3))*[.A97]/100)" office:value-type="float" office:value="4.6" calcext:value-type="float">
            <text:p>4,6</text:p>
          </table:table-cell>
          <table:table-cell table:formula="of:=2*EXP(-1*([.B97]^2))+2*EXP(-1*([.B97]-2)^2)-EXP(-1*([.B97]-1)^2)" office:value-type="float" office:value="0.00231610706489553" calcext:value-type="float">
            <text:p>0,002316107064896</text:p>
          </table:table-cell>
          <table:table-cell table:formula="of:=ROUNDDOWN(4095/1.72*[.C97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-3+((5-(-3))*[.A98]/100)" office:value-type="float" office:value="4.68" calcext:value-type="float">
            <text:p>4,68</text:p>
          </table:table-cell>
          <table:table-cell table:formula="of:=2*EXP(-1*([.B98]^2))+2*EXP(-1*([.B98]-2)^2)-EXP(-1*([.B98]-1)^2)" office:value-type="float" office:value="0.00151837063193331" calcext:value-type="float">
            <text:p>0,001518370631933</text:p>
          </table:table-cell>
          <table:table-cell table:formula="of:=ROUNDDOWN(4095/1.72*[.C98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-3+((5-(-3))*[.A99]/100)" office:value-type="float" office:value="4.76" calcext:value-type="float">
            <text:p>4,76</text:p>
          </table:table-cell>
          <table:table-cell table:formula="of:=2*EXP(-1*([.B99]^2))+2*EXP(-1*([.B99]-2)^2)-EXP(-1*([.B99]-1)^2)" office:value-type="float" office:value="0.000982716746464146" calcext:value-type="float">
            <text:p>0,000982716746464</text:p>
          </table:table-cell>
          <table:table-cell table:formula="of:=ROUNDDOWN(4095/1.72*[.C9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-3+((5-(-3))*[.A100]/100)" office:value-type="float" office:value="4.84" calcext:value-type="float">
            <text:p>4,84</text:p>
          </table:table-cell>
          <table:table-cell table:formula="of:=2*EXP(-1*([.B100]^2))+2*EXP(-1*([.B100]-2)^2)-EXP(-1*([.B100]-1)^2)" office:value-type="float" office:value="0.000627930735055668" calcext:value-type="float">
            <text:p>0,000627930735056</text:p>
          </table:table-cell>
          <table:table-cell table:formula="of:=ROUNDDOWN(4095/1.72*[.C1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-3+((5-(-3))*[.A101]/100)" office:value-type="float" office:value="4.92" calcext:value-type="float">
            <text:p>4,92</text:p>
          </table:table-cell>
          <table:table-cell table:formula="of:=2*EXP(-1*([.B101]^2))+2*EXP(-1*([.B101]-2)^2)-EXP(-1*([.B101]-1)^2)" office:value-type="float" office:value="0.000396122179869539" calcext:value-type="float">
            <text:p>0,00039612217987</text:p>
          </table:table-cell>
          <table:table-cell table:formula="of:=ROUNDDOWN(4095/1.72*[.C101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B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23:16:04.529718984</meta:creation-date>
    <dc:date>2019-10-01T23:47:28.023280703</dc:date>
    <meta:editing-duration>PT11M3S</meta:editing-duration>
    <meta:editing-cycles>1</meta:editing-cycles>
    <meta:document-statistic meta:table-count="1" meta:cell-count="404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4cm" svg:height="8.998cm" xlink:href=".." xlink:type="simple" chart:class="chart:line" chart:style-name="ch1">
        <chart:legend chart:legend-position="end" svg:x="12.322cm" svg:y="4.2cm" style:legend-expansion="high" chart:style-name="ch2"/>
        <chart:plot-area chart:style-name="ch3" table:cell-range-address="Feuille1.D1:Feuille1.D101" chart:data-source-has-labels="row" svg:x="0.319cm" svg:y="0.179cm" svg:width="11.684cm" svg:height="8.64cm">
          <chartooo:coordinate-region svg:x="1.311cm" svg:y="0.378cm" svg:width="10.692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D2:Feuille1.D101" chart:label-cell-address="Feuille1.D1:Feuille1.D1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095-percentile</text:p>
                <draw:g>
                  <svg:desc>Feuille1.D1:Feui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D2:Feuille1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72">
                <text:p>22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67">
                <text:p>25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05">
                <text:p>34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36">
                <text:p>36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26">
                <text:p>38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67">
                <text:p>40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34">
                <text:p>37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06">
                <text:p>35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32">
                <text:p>32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25">
                <text:p>29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75">
                <text:p>22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63">
                <text:p>19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83">
                <text:p>16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83">
                <text:p>16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63">
                <text:p>19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75">
                <text:p>22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25">
                <text:p>29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32">
                <text:p>32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06">
                <text:p>35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734">
                <text:p>37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067">
                <text:p>40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26">
                <text:p>38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36">
                <text:p>36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05">
                <text:p>34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67">
                <text:p>25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72">
                <text:p>22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